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ced" officeooo:paragraph-rsid="001c8ced"/>
    </style:style>
    <style:style style:name="P2" style:family="paragraph" style:parent-style-name="Standard">
      <style:text-properties officeooo:rsid="001c8ced" officeooo:paragraph-rsid="001c8ced"/>
    </style:style>
    <style:style style:name="P3" style:family="paragraph" style:parent-style-name="Preformatted_20_Text">
      <style:text-properties fo:color="#000000" officeooo:rsid="001c8ced" officeooo:paragraph-rsid="001c8ced"/>
    </style:style>
    <style:style style:name="T1" style:family="text">
      <style:text-properties officeooo:rsid="001cd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ould like to make my research paper a data science/big data project. Academically, my interests lie mostly in econometrics and anything data related. However, if possible, I would like to go beyond the standard econometric tool set and apply methods from the field of data science such as machine learning. I do not yet have a specific research question but I have some data sets in mind that I would like to work with. Ideally, the data would be coming from the technology sector as I am interested in working in that industry later <text:span text:style-name="T1">on</text:span>.</text:p>
      <text:p text:style-name="P1"/>
      <text:p text:style-name="P3">I would like to make my research paper a data science/big data project. Academically, my interests lie mostly in econometrics and anything data related but I would also like to go beyond the traditional econometric tool set and apply methods from the field of data science such as machine learning and other predictive models. I do not yet have a specific research question in mind. Instead, I have some data sets that I would like to work with. Ideally, the data would be coming from the technology sector as I am interested in working in that industry later on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chulz</meta:initial-creator>
    <meta:creation-date>2016-05-12T14:26:47.094630576</meta:creation-date>
    <dc:date>2016-05-12T18:39:17.722617956</dc:date>
    <meta:editing-duration>PT17M58S</meta:editing-duration>
    <meta:editing-cycles>3</meta:editing-cycles>
    <meta:generator>LibreOffice/5.1.2.2.0$Linux_X86_64 LibreOffice_project/10m0$Build-2</meta:generator>
    <meta:document-statistic meta:table-count="0" meta:image-count="0" meta:object-count="0" meta:page-count="1" meta:paragraph-count="2" meta:word-count="195" meta:character-count="1103" meta:non-whitespace-character-count="910"/>
  </office:meta>
</office:document-meta>
</file>